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b1" style:family="table">
      <style:table-properties style:width="7.0729in" table:align="margins" style:may-break-between-rows="false"/>
    </style:style>
    <style:style style:name="b1.A" style:family="table-column">
      <style:table-column-properties style:column-width="1.0646in" style:rel-column-width="9863*"/>
    </style:style>
    <style:style style:name="b1.B" style:family="table-column">
      <style:table-column-properties style:column-width="0.7507in" style:rel-column-width="6958*"/>
    </style:style>
    <style:style style:name="b1.C" style:family="table-column">
      <style:table-column-properties style:column-width="0.45in" style:rel-column-width="4170*"/>
    </style:style>
    <style:style style:name="b1.D" style:family="table-column">
      <style:table-column-properties style:column-width="0.3007in" style:rel-column-width="2788*"/>
    </style:style>
    <style:style style:name="b1.E" style:family="table-column">
      <style:table-column-properties style:column-width="0.1493in" style:rel-column-width="1381*"/>
    </style:style>
    <style:style style:name="b1.G" style:family="table-column">
      <style:table-column-properties style:column-width="0.1521in" style:rel-column-width="1407*"/>
    </style:style>
    <style:style style:name="b1.H" style:family="table-column">
      <style:table-column-properties style:column-width="0.2979in" style:rel-column-width="2763*"/>
    </style:style>
    <style:style style:name="b1.I" style:family="table-column">
      <style:table-column-properties style:column-width="0.4528in" style:rel-column-width="4195*"/>
    </style:style>
    <style:style style:name="b1.M" style:family="table-column">
      <style:table-column-properties style:column-width="0.7521in" style:rel-column-width="6966*"/>
    </style:style>
    <style:style style:name="b1.A1" style:family="table-cell">
      <style:table-cell-properties style:vertical-align="middle" fo:padding="0.0201in" fo:border="none"/>
    </style:style>
    <style:style style:name="b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b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b1.M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b1.A3" style:family="table-cell">
      <style:table-cell-properties fo:padding="0.0201in" fo:border-left="0.0139in solid #000000" fo:border-right="none" fo:border-top="none" fo:border-bottom="0.0069in solid #000000"/>
    </style:style>
    <style:style style:name="b1.B3" style:family="table-cell">
      <style:table-cell-properties fo:padding="0.0201in" fo:border-left="0.0069in solid #000000" fo:border-right="none" fo:border-top="none" fo:border-bottom="0.0069in solid #000000"/>
    </style:style>
    <style:style style:name="b1.M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b1.A5" style:family="table-cell">
      <style:table-cell-properties fo:padding="0.0201in" fo:border-left="0.0139in solid #000000" fo:border-right="none" fo:border-top="none" fo:border-bottom="0.0139in solid #000000"/>
    </style:style>
    <style:style style:name="b1.B5" style:family="table-cell">
      <style:table-cell-properties fo:padding="0.0201in" fo:border-left="0.0069in solid #000000" fo:border-right="none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3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4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5" style:family="paragraph" style:parent-style-name="Обычный">
      <style:paragraph-properties fo:text-align="justify" style:justify-single-word="false"/>
    </style:style>
    <style:style style:name="P16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7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Обычный">
      <style:paragraph-properties fo:text-align="justify" style:justify-single-word="false"/>
      <style:text-properties fo:font-size="11pt" style:font-size-asian="11pt" style:font-size-complex="11pt"/>
    </style:style>
    <style:style style:name="P19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20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21" style:family="paragraph" style:parent-style-name="Обычный">
      <style:paragraph-properties fo:text-align="center" style:justify-single-word="false"/>
    </style:style>
    <style:style style:name="P22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23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1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32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fo:hyphenate="true" fo:hyphenation-remain-char-count="2" fo:hyphenation-push-char-count="2"/>
    </style:style>
    <style:style style:name="P33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34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35" style:family="paragraph" style:parent-style-name="Абзац_20_списка">
      <style:paragraph-properties fo:text-align="center" style:justify-single-word="false"/>
    </style:style>
    <style:style style:name="P36" style:family="paragraph" style:parent-style-name="Абзац_20_списка">
      <style:paragraph-properties fo:text-align="center" style:justify-single-word="false"/>
      <style:text-properties fo:font-size="6pt" style:font-size-asian="6pt" style:font-size-complex="6pt" style:font-style-complex="italic"/>
    </style:style>
    <style:style style:name="P37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38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9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8" style:family="text">
      <style:text-properties style:text-position="0% 100%" fo:language="en" fo:country="US" style:text-underline-style="none" style:font-name-complex="Arial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style:font-name-asian="Symbol" style:font-size-asian="10pt" style:font-name-complex="Symbol" style:font-size-complex="10pt"/>
    </style:style>
    <style:style style:name="T1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0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1" style:family="text">
      <style:text-properties style:font-name="Arial" fo:font-size="10pt" fo:language="ru" fo:country="RU" style:font-size-asian="10pt" style:font-size-complex="10pt"/>
    </style:style>
    <style:style style:name="T22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3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6" style:family="text">
      <style:text-properties style:font-name="Arial" fo:font-size="11pt" style:font-size-asian="11pt" style:font-size-complex="11pt"/>
    </style:style>
    <style:style style:name="T27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8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9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0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1" style:family="text">
      <style:text-properties style:font-name="Arial" fo:font-size="11pt" fo:font-weight="bold" style:font-size-asian="11pt" style:font-weight-asian="bold" style:font-size-complex="11pt"/>
    </style:style>
    <style:style style:name="T3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3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7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38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9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0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1" style:family="text">
      <style:text-properties style:font-name="Arial" fo:font-size="9pt" fo:language="en" fo:country="US" style:font-size-asian="9pt" style:font-size-complex="9pt"/>
    </style:style>
    <style:style style:name="T42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43" style:family="text">
      <style:text-properties style:font-name="Arial" fo:font-size="9pt" style:font-size-asian="9pt" style:font-size-complex="9pt"/>
    </style:style>
    <style:style style:name="T44" style:family="text">
      <style:text-properties style:font-name="Arial" fo:font-size="9pt" style:font-size-asian="9pt" style:font-size-complex="9pt" style:font-style-complex="italic"/>
    </style:style>
    <style:style style:name="T4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6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7" style:family="text">
      <style:text-properties fo:font-size="11pt" style:font-size-asian="11pt" style:font-size-complex="11pt"/>
    </style:style>
    <style:style style:name="T48" style:family="text">
      <style:text-properties fo:font-size="11pt" style:font-size-asian="11pt" style:font-size-complex="11pt" style:font-style-complex="italic"/>
    </style:style>
    <style:style style:name="T49" style:family="text">
      <style:text-properties style:text-position="super 64%" style:font-name="Arial" fo:font-size="10pt" style:font-size-asian="10pt" style:font-size-complex="10pt"/>
    </style:style>
    <style:style style:name="T50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51" style:family="text">
      <style:text-properties style:text-position="super 65%" style:font-name="Arial" fo:font-size="9pt" style:font-size-asian="9pt" style:font-size-complex="9pt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none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Протокол № 48-<text:span text:style-name="T52"><text:tab/><text:tab/></text:span></text:p>
      <text:p text:style-name="P37"/>
      <text:p text:style-name="P15"><text:span text:style-name="Основной_20_шрифт_20_абзаца"><text:span text:style-name="T26">поверки<text:tab/><text:tab/><text:tab/></text:span></text:span><text:span text:style-name="Основной_20_шрифт_20_абзаца"><text:span text:style-name="T38">Дозиметра-радиометра МКС-АТ6130</text:span></text:span></text:p>
      <text:p text:style-name="P13"/>
      <text:p text:style-name="P16"><text:span text:style-name="Основной_20_шрифт_20_абзаца"><text:span text:style-name="T26">№ </text:span></text:span><text:span text:style-name="Основной_20_шрифт_20_абзаца"><text:span text:style-name="T30"><text:s/></text:span></text:span><text:span text:style-name="Основной_20_шрифт_20_абзаца"><text:span text:style-name="T25">$</text:span></text:span><text:span text:style-name="Основной_20_шрифт_20_абзаца"><text:span text:style-name="T16">allSerial</text:span></text:span><text:span text:style-name="Основной_20_шрифт_20_абзаца"><text:span text:style-name="T27"><text:tab/></text:span></text:span></text:p>
      <text:p text:style-name="P16"><text:span text:style-name="Основной_20_шрифт_20_абзаца"><text:span text:style-name="T26">принадлежащего</text:span></text:span><text:span text:style-name="Основной_20_шрифт_20_абзаца"><text:span text:style-name="T27"><text:tab/></text:span></text:span></text:p>
      <text:p text:style-name="P12"/>
      <text:p text:style-name="P16"><text:span text:style-name="Основной_20_шрифт_20_абзаца"><text:span text:style-name="T32">ИЗГОТОВИТЕЛЬ</text:span></text:span><text:span text:style-name="Основной_20_шрифт_20_абзаца"><text:span text:style-name="T33"> <text:s text:c="40"/></text:span></text:span><text:span text:style-name="Основной_20_шрифт_20_абзаца"><text:span text:style-name="T28">УП «АТОМТЕХ»<text:tab/></text:span></text:span></text:p>
      <text:p text:style-name="P17"><text:tab/><text:tab/></text:p>
      <text:p text:style-name="P31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0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0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0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0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2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МРБ МП.1196-2013:</text:span></text:span></text:p>
      <text:p text:style-name="P34"><text:span text:style-name="Основной_20_шрифт_20_абзаца"><text:span text:style-name="T21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34"><text:span text:style-name="Основной_20_шрифт_20_абзаца"><text:span text:style-name="T9">– $facility_pp_130;</text:span></text:span></text:p>
      <text:p text:style-name="P32"><text:span text:style-name="Основной_20_шрифт_20_абзаца"><text:span text:style-name="T9">– $facility_pp_</text:span></text:span><text:span text:style-name="Основной_20_шрифт_20_абзаца"><text:span text:style-name="T15">6130_</text:span></text:span><text:span text:style-name="Основной_20_шрифт_20_абзаца"><text:span text:style-name="T9">beta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31"><text:span text:style-name="Основной_20_шрифт_20_абзаца"><text:span text:style-name="T9">– по мощности амбиентного эквивалента дозы:<text:tab/>от 0,1 до 10</text:span></text:span><text:span text:style-name="Основной_20_шрифт_20_абзаца"><text:span text:style-name="T49">4</text:span></text:span><text:span text:style-name="Основной_20_шрифт_20_абзаца"><text:span text:style-name="T9"> мкЗв/ч<text:tab/><text:tab/></text:span></text:span><text:span text:style-name="Основной_20_шрифт_20_абзаца"><text:span text:style-name="T17">±</text:span></text:span><text:span text:style-name="Основной_20_шрифт_20_абзаца"><text:span text:style-name="T9">20 %;</text:span></text:span></text:p>
      <text:p text:style-name="P31"><text:span text:style-name="Основной_20_шрифт_20_абзаца"><text:span text:style-name="T9">– по плотности потока бета-частиц:<text:tab/><text:tab/><text:tab/>от 10 до 10</text:span></text:span><text:span text:style-name="Основной_20_шрифт_20_абзаца"><text:span text:style-name="T49">4</text:span></text:span><text:span text:style-name="Основной_20_шрифт_20_абзаца"><text:span text:style-name="T9"> мин</text:span></text:span><text:span text:style-name="Основной_20_шрифт_20_абзаца"><text:span text:style-name="T49">-1 </text:span></text:span><text:span text:style-name="Основной_20_шрифт_20_абзаца"><text:span text:style-name="T7">⋅</text:span></text:span><text:span text:style-name="Основной_20_шрифт_20_абзаца"><text:span text:style-name="T50"> </text:span></text:span><text:span text:style-name="Основной_20_шрифт_20_абзаца"><text:span text:style-name="T9">см</text:span></text:span><text:span text:style-name="Основной_20_шрифт_20_абзаца"><text:span text:style-name="T49">-2</text:span></text:span><text:span text:style-name="Основной_20_шрифт_20_абзаца"><text:span text:style-name="T9"><text:tab/><text:tab/></text:span></text:span><text:span text:style-name="Основной_20_шрифт_20_абзаца"><text:span text:style-name="T17">±</text:span></text:span><text:span text:style-name="Основной_20_шрифт_20_абзаца"><text:span text:style-name="T9">20 %.</text:span></text:span></text:p>
      <text:p text:style-name="P33"/>
      <text:p text:style-name="P15"><text:span text:style-name="T33">1. Внешний осмотр (Соответствует МП):</text:span><text:span text:style-name="T34"><text:tab/></text:span><text:span text:style-name="Основной_20_шрифт_20_абзаца"><text:span text:style-name="T31">ДА </text:span></text:span><text:span text:style-name="Основной_20_шрифт_20_абзаца"><text:span text:style-name="T39">□</text:span></text:span><text:span text:style-name="Основной_20_шрифт_20_абзаца"><text:span text:style-name="T35"><text:tab/></text:span></text:span><text:span text:style-name="Основной_20_шрифт_20_абзаца"><text:span text:style-name="T31"><text:tab/>НЕТ </text:span></text:span><text:span text:style-name="Основной_20_шрифт_20_абзаца"><text:span text:style-name="T39">□</text:span></text:span></text:p>
      <text:p text:style-name="P15"><text:span text:style-name="Основной_20_шрифт_20_абзаца"><text:span text:style-name="T46"/></text:span></text:p>
      <text:p text:style-name="P15"><text:span text:style-name="T29">2. Опробование (Соответствует МП):</text:span><text:span text:style-name="T36"><text:tab/><text:tab/></text:span><text:span text:style-name="Основной_20_шрифт_20_абзаца"><text:span text:style-name="T31">ДА </text:span></text:span><text:span text:style-name="Основной_20_шрифт_20_абзаца"><text:span text:style-name="T39">□</text:span></text:span><text:span text:style-name="Основной_20_шрифт_20_абзаца"><text:span text:style-name="T35"><text:tab/></text:span></text:span><text:span text:style-name="Основной_20_шрифт_20_абзаца"><text:span text:style-name="T31"><text:tab/>НЕТ </text:span></text:span><text:span text:style-name="Основной_20_шрифт_20_абзаца"><text:span text:style-name="T39">□</text:span></text:span></text:p>
      <text:p text:style-name="P4"/>
      <text:p text:style-name="P15"><text:span text:style-name="Основной_20_шрифт_20_абзаца"><text:span text:style-name="T24">Идентификационные данные (признаки):</text:span></text:span></text:p>
      <text:p text:style-name="P15"><text:span text:style-name="Основной_20_шрифт_20_абзаца"><text:span text:style-name="T37"><text:tab/></text:span></text:span><text:span text:style-name="Основной_20_шрифт_20_абзаца"><text:span text:style-name="T23">– идентификационное наименование ПО:<text:tab/><text:tab/>АТ6130</text:span></text:span></text:p>
      <text:p text:style-name="P38"><text:span text:style-name="Основной_20_шрифт_20_абзаца"><text:span text:style-name="T5"><text:tab/>– номер версии (идентификационный номер) ПО:<text:tab/>1.0</text:span></text:span></text:p>
      <text:p text:style-name="P4"/>
      <text:p text:style-name="P11">3. Определение метрологических характеристик:</text:p>
      <text:p text:style-name="P15"><text:span text:style-name="Основной_20_шрифт_20_абзаца"><text:span text:style-name="T18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19">γ-излучения</text:span></text:span><text:span text:style-name="Основной_20_шрифт_20_абзаца"><text:span text:style-name="T18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6">МКС-АТ6130 зав. <text:span text:style-name="T53">№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8"><draw:frame draw:style-name="fr1" draw:name="Объект14" text:anchor-type="as-char" svg:y="-0.172in" svg:width="0.6346in" style:rel-width="scale" svg:height="0.2327in" style:rel-height="scale" draw:z-index="5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8">№ ист.</text:p>
          </table:table-cell>
          <table:table-cell table:style-name="t1.B2" office:value-type="string">
            <text:p text:style-name="P21"><text:span text:style-name="Основной_20_шрифт_20_абзаца"><text:span text:style-name="T40">d</text:span></text:span><text:span text:style-name="T45">,</text:span><text:span text:style-name="T43"> см</text:span></text:p>
          </table:table-cell>
          <table:table-cell table:style-name="t1.B2" table:number-columns-spanned="3" office:value-type="string">
            <text:p text:style-name="P28">Показания прибора, <text:s text:c="6"/><draw:frame draw:style-name="fr2" draw:name="Объект15" text:anchor-type="as-char" svg:width="0.5909in" style:rel-width="scale" svg:height="0.2335in" style:rel-height="scale" draw:z-index="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8"><draw:frame draw:style-name="fr2" draw:name="Объект16" text:anchor-type="as-char" svg:width="0.5909in" style:rel-width="scale" svg:height="0.2354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21"><text:span text:style-name="T43"><draw:frame draw:style-name="fr2" draw:name="Объект17" text:anchor-type="as-char" svg:width="0.3555in" style:rel-width="scale" svg:height="0.209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44">,</text:span></text:span></text:p>
            <text:p text:style-name="P9">%</text:p>
          </table:table-cell>
          <table:table-cell table:style-name="t1.B2" office:value-type="string">
            <text:p text:style-name="P21"><text:span text:style-name="T43"><draw:frame draw:style-name="fr2" draw:name="Объект18" text:anchor-type="as-char" svg:width="0.3728in" style:rel-width="scale" svg:height="0.209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44">,</text:span></text:span></text:p>
            <text:p text:style-name="P10">%</text:p>
          </table:table-cell>
          <table:table-cell table:style-name="t1.J2" office:value-type="string">
            <text:p text:style-name="P21"><text:span text:style-name="T43"><draw:frame draw:style-name="fr2" draw:name="Объект19" text:anchor-type="as-char" svg:width="0.3799in" style:rel-width="scale" svg:height="0.2091in" style:rel-height="scale" draw:z-index="10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44">,</text:span></text:span></text:p>
            <text:p text:style-name="P9">%</text:p>
          </table:table-cell>
        </table:table-row>
        <table:table-row>
          <table:table-cell table:style-name="t1.A3" office:value-type="string">
            <text:p text:style-name="P28">фон (мкЗв/ч)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$bg1$</text:p>
          </table:table-cell>
          <table:table-cell table:style-name="t1.B3" office:value-type="string">
            <text:p text:style-name="P29">$bg2$</text:p>
          </table:table-cell>
          <table:table-cell table:style-name="t1.B3" office:value-type="string">
            <text:p text:style-name="P29">$bg3$</text:p>
          </table:table-cell>
          <table:table-cell table:style-name="t1.B3" office:value-type="string">
            <text:p text:style-name="P29">$bgavg$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J3" office:value-type="string">
            <text:p text:style-name="P29">—</text:p>
          </table:table-cell>
        </table:table-row>
        <table:table-row>
          <table:table-cell table:style-name="t1.A3" office:value-type="string">
            <text:p text:style-name="P8">0,7 мкЗв/ч</text:p>
          </table:table-cell>
          <table:table-cell table:style-name="t1.B3" office:value-type="string">
            <text:p text:style-name="P25">$1-30</text:p>
          </table:table-cell>
          <table:table-cell table:style-name="t1.B3" office:value-type="string">
            <text:p text:style-name="P25">$1-40</text:p>
          </table:table-cell>
          <table:table-cell table:style-name="t1.B3" office:value-type="string">
            <text:p text:style-name="P25">$1-60</text:p>
          </table:table-cell>
          <table:table-cell table:style-name="t1.B3" office:value-type="string">
            <text:p text:style-name="P25">$1-70</text:p>
          </table:table-cell>
          <table:table-cell table:style-name="t1.B3" office:value-type="string">
            <text:p text:style-name="P25">$1-80</text:p>
          </table:table-cell>
          <table:table-cell table:style-name="t1.B3" office:value-type="string">
            <text:p text:style-name="P25">$1-00</text:p>
          </table:table-cell>
          <table:table-cell table:style-name="t1.B3" office:value-type="string">
            <text:p text:style-name="P25">$1-10</text:p>
          </table:table-cell>
          <table:table-cell table:style-name="t1.B3" office:value-type="string">
            <text:p text:style-name="P25">$1-20</text:p>
          </table:table-cell>
          <table:table-cell table:style-name="t1.J4" table:number-rows-spanned="5" office:value-type="string">
            <text:p text:style-name="P24">±<text:span text:style-name="T4">20</text:span></text:p>
          </table:table-cell>
        </table:table-row>
        <table:table-row>
          <table:table-cell table:style-name="t1.A3" office:value-type="string">
            <text:p text:style-name="P8">7,0 мкЗв/ч</text:p>
          </table:table-cell>
          <table:table-cell table:style-name="t1.B3" office:value-type="string">
            <text:p text:style-name="P25">$1-31</text:p>
          </table:table-cell>
          <table:table-cell table:style-name="t1.B3" office:value-type="string">
            <text:p text:style-name="P25">$1-41</text:p>
          </table:table-cell>
          <table:table-cell table:style-name="t1.B3" office:value-type="string">
            <text:p text:style-name="P25">$1-61</text:p>
          </table:table-cell>
          <table:table-cell table:style-name="t1.B3" office:value-type="string">
            <text:p text:style-name="P25">$1-71</text:p>
          </table:table-cell>
          <table:table-cell table:style-name="t1.B3" office:value-type="string">
            <text:p text:style-name="P25">$1-81</text:p>
          </table:table-cell>
          <table:table-cell table:style-name="t1.B3" office:value-type="string">
            <text:p text:style-name="P25">$1-01</text:p>
          </table:table-cell>
          <table:table-cell table:style-name="t1.B3" office:value-type="string">
            <text:p text:style-name="P25">$1-11</text:p>
          </table:table-cell>
          <table:table-cell table:style-name="t1.B3" office:value-type="string">
            <text:p text:style-name="P25">$1-21</text:p>
          </table:table-cell>
          <table:covered-table-cell/>
        </table:table-row>
        <table:table-row>
          <table:table-cell table:style-name="t1.A3" office:value-type="string">
            <text:p text:style-name="P8">70 мкЗв/ч</text:p>
          </table:table-cell>
          <table:table-cell table:style-name="t1.B3" office:value-type="string">
            <text:p text:style-name="P25">$1-32</text:p>
          </table:table-cell>
          <table:table-cell table:style-name="t1.B3" office:value-type="string">
            <text:p text:style-name="P25">$1-42</text:p>
          </table:table-cell>
          <table:table-cell table:style-name="t1.B3" office:value-type="string">
            <text:p text:style-name="P25">$1-62</text:p>
          </table:table-cell>
          <table:table-cell table:style-name="t1.B3" office:value-type="string">
            <text:p text:style-name="P25">$1-72</text:p>
          </table:table-cell>
          <table:table-cell table:style-name="t1.B3" office:value-type="string">
            <text:p text:style-name="P25">$1-82</text:p>
          </table:table-cell>
          <table:table-cell table:style-name="t1.B3" office:value-type="string">
            <text:p text:style-name="P25">$1-02</text:p>
          </table:table-cell>
          <table:table-cell table:style-name="t1.B3" office:value-type="string">
            <text:p text:style-name="P25">$1-12</text:p>
          </table:table-cell>
          <table:table-cell table:style-name="t1.B3" office:value-type="string">
            <text:p text:style-name="P25">$1-22</text:p>
          </table:table-cell>
          <table:covered-table-cell/>
        </table:table-row>
        <table:table-row>
          <table:table-cell table:style-name="t1.A3" office:value-type="string">
            <text:p text:style-name="P8">0,70 мЗв/ч</text:p>
          </table:table-cell>
          <table:table-cell table:style-name="t1.B3" office:value-type="string">
            <text:p text:style-name="P25">$1-33</text:p>
          </table:table-cell>
          <table:table-cell table:style-name="t1.B3" office:value-type="string">
            <text:p text:style-name="P25">$1-43</text:p>
          </table:table-cell>
          <table:table-cell table:style-name="t1.B3" office:value-type="string">
            <text:p text:style-name="P25">$1-63</text:p>
          </table:table-cell>
          <table:table-cell table:style-name="t1.B3" office:value-type="string">
            <text:p text:style-name="P25">$1-73</text:p>
          </table:table-cell>
          <table:table-cell table:style-name="t1.B3" office:value-type="string">
            <text:p text:style-name="P25">$1-83</text:p>
          </table:table-cell>
          <table:table-cell table:style-name="t1.B3" office:value-type="string">
            <text:p text:style-name="P25">$1-03</text:p>
          </table:table-cell>
          <table:table-cell table:style-name="t1.B3" office:value-type="string">
            <text:p text:style-name="P25">$1-13</text:p>
          </table:table-cell>
          <table:table-cell table:style-name="t1.B3" office:value-type="string">
            <text:p text:style-name="P25">$1-23</text:p>
          </table:table-cell>
          <table:covered-table-cell/>
        </table:table-row>
        <table:table-row>
          <table:table-cell table:style-name="t1.A3" office:value-type="string">
            <text:p text:style-name="P8">7,0 мЗв/ч</text:p>
          </table:table-cell>
          <table:table-cell table:style-name="t1.B3" office:value-type="string">
            <text:p text:style-name="P25">$1-34</text:p>
          </table:table-cell>
          <table:table-cell table:style-name="t1.B3" office:value-type="string">
            <text:p text:style-name="P25">$1-44</text:p>
          </table:table-cell>
          <table:table-cell table:style-name="t1.B3" office:value-type="string">
            <text:p text:style-name="P25">$1-64</text:p>
          </table:table-cell>
          <table:table-cell table:style-name="t1.B3" office:value-type="string">
            <text:p text:style-name="P25">$1-74</text:p>
          </table:table-cell>
          <table:table-cell table:style-name="t1.B3" office:value-type="string">
            <text:p text:style-name="P25">$1-84</text:p>
          </table:table-cell>
          <table:table-cell table:style-name="t1.B3" office:value-type="string">
            <text:p text:style-name="P25">$1-04</text:p>
          </table:table-cell>
          <table:table-cell table:style-name="t1.B3" office:value-type="string">
            <text:p text:style-name="P25">$1-14</text:p>
          </table:table-cell>
          <table:table-cell table:style-name="t1.B3" office:value-type="string">
            <text:p text:style-name="P25">$1-24</text:p>
          </table:table-cell>
          <table:covered-table-cell/>
        </table:table-row>
        <table:table-row>
          <table:table-cell table:style-name="t1.A9" table:number-columns-spanned="10" office:value-type="string">
            <text:p text:style-name="P30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4"/>
      <text:p text:style-name="P21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47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8"/>
      <text:p text:style-name="P7">3.2 Определение основной относительной погрешности при измерении плотности потока β-частиц:</text:p>
      <text:p text:style-name="P6"/>
      <table:table table:name="b1" table:style-name="b1">
        <table:table-column table:style-name="b1.A"/>
        <table:table-column table:style-name="b1.B"/>
        <table:table-column table:style-name="b1.C"/>
        <table:table-column table:style-name="b1.D"/>
        <table:table-column table:style-name="b1.E"/>
        <table:table-column table:style-name="b1.C"/>
        <table:table-column table:style-name="b1.G"/>
        <table:table-column table:style-name="b1.H"/>
        <table:table-column table:style-name="b1.I"/>
        <table:table-column table:style-name="b1.B" table:number-columns-repeated="3"/>
        <table:table-column table:style-name="b1.M"/>
        <table:table-row>
          <table:table-cell table:style-name="b1.A1" table:number-columns-spanned="13" office:value-type="string">
            <text:p text:style-name="P6"><text:span text:style-name="Основной_20_шрифт_20_абзаца"><text:span text:style-name="T6">МКС-АТ6130 зав. № </text:span></text:span><text:span text:style-name="Основной_20_шрифт_20_абзаца"><text:span text:style-name="T8">$bd_num_b1$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b1.A2" office:value-type="string">
            <text:p text:style-name="P8"><draw:frame draw:style-name="fr2" draw:name="Объект7" text:anchor-type="as-char" svg:width="0.2693in" style:rel-width="scale" svg:height="0.2098in" style:rel-height="scale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,</text:p>
            <text:p text:style-name="P20"><text:span text:style-name="T43">мин</text:span><text:span text:style-name="Основной_20_шрифт_20_абзаца"><text:span text:style-name="T51">-1</text:span></text:span><text:span text:style-name="Основной_20_шрифт_20_абзаца"><text:span text:style-name="T7">⋅</text:span></text:span><text:span text:style-name="T43">см</text:span><text:span text:style-name="Основной_20_шрифт_20_абзаца"><text:span text:style-name="T51">-2</text:span></text:span></text:p>
          </table:table-cell>
          <table:table-cell table:style-name="b1.B2" office:value-type="string">
            <text:p text:style-name="P8">№ ист.</text:p>
          </table:table-cell>
          <table:table-cell table:style-name="b1.B2" table:number-columns-spanned="7" office:value-type="string">
            <text:p text:style-name="P8"><draw:frame draw:style-name="fr2" draw:name="Объект8" text:anchor-type="as-char" svg:width="0.2071in" style:rel-width="scale" svg:height="0.2098in" style:rel-height="scale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20"><text:span text:style-name="T43">мин</text:span><text:span text:style-name="Основной_20_шрифт_20_абзаца"><text:span text:style-name="T51">-1</text:span></text:span><text:span text:style-name="Основной_20_шрифт_20_абзаца"><text:span text:style-name="T7">⋅</text:span></text:span><text:span text:style-name="Основной_20_шрифт_20_абзаца"><text:span text:style-name="T50"> </text:span></text:span><text:span text:style-name="T43">см</text:span><text:span text:style-name="Основной_20_шрифт_20_абзаца"><text:span text:style-name="T51">-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1.B2" office:value-type="string">
            <text:p text:style-name="P8"><draw:frame draw:style-name="fr2" draw:name="Объект9" text:anchor-type="as-char" svg:width="0.2071in" style:rel-width="scale" svg:height="0.2098in" style:rel-height="scale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      <text:p text:style-name="P21"><text:span text:style-name="T43">мин</text:span><text:span text:style-name="Основной_20_шрифт_20_абзаца"><text:span text:style-name="T51">-1</text:span></text:span><text:span text:style-name="Основной_20_шрифт_20_абзаца"><text:span text:style-name="T7">⋅</text:span></text:span><text:span text:style-name="Основной_20_шрифт_20_абзаца"><text:span text:style-name="T50"> </text:span></text:span><text:span text:style-name="T43">см</text:span><text:span text:style-name="Основной_20_шрифт_20_абзаца"><text:span text:style-name="T51">-2</text:span></text:span></text:p>
          </table:table-cell>
          <table:table-cell table:style-name="b1.B2" office:value-type="string">
            <text:p text:style-name="P21"><text:span text:style-name="T43"><draw:frame draw:style-name="fr2" draw:name="Объект10" text:anchor-type="as-char" svg:width="0.3555in" style:rel-width="scale" svg:height="0.2098in" style:rel-height="scale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Основной_20_шрифт_20_абзаца"><text:span text:style-name="T44">,</text:span></text:span></text:p>
            <text:p text:style-name="P9">%</text:p>
          </table:table-cell>
          <table:table-cell table:style-name="b1.B2" office:value-type="string">
            <text:p text:style-name="P21"><text:span text:style-name="T43"><draw:frame draw:style-name="fr2" draw:name="Объект11" text:anchor-type="as-char" svg:width="0.3728in" style:rel-width="scale" svg:height="0.2098in" style:rel-height="scale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Основной_20_шрифт_20_абзаца"><text:span text:style-name="T44">,</text:span></text:span></text:p>
            <text:p text:style-name="P10">%</text:p>
          </table:table-cell>
          <table:table-cell table:style-name="b1.M2" office:value-type="string">
            <text:p text:style-name="P21"><text:span text:style-name="T43"><draw:frame draw:style-name="fr2" draw:name="Объект12" text:anchor-type="as-char" svg:width="0.3799in" style:rel-width="scale" svg:height="0.2098in" style:rel-height="scale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Основной_20_шрифт_20_абзаца"><text:span text:style-name="T44">,</text:span></text:span></text:p>
            <text:p text:style-name="P9">%</text:p>
          </table:table-cell>
        </table:table-row>
        <table:table-row>
          <table:table-cell table:style-name="b1.A3" office:value-type="string">
            <text:p text:style-name="P26">β1-90</text:p>
          </table:table-cell>
          <table:table-cell table:style-name="b1.B3" office:value-type="string">
            <text:p text:style-name="P26">β1-30</text:p>
          </table:table-cell>
          <table:table-cell table:style-name="b1.B3" office:value-type="string">
            <text:p text:style-name="P25"><text:span text:style-name="Основной_20_шрифт_20_абзаца"><text:span text:style-name="T41">β1-i10</text:span></text:span></text:p>
          </table:table-cell>
          <table:table-cell table:style-name="b1.B3" table:number-columns-spanned="2" office:value-type="string">
            <text:p text:style-name="P25"><text:span text:style-name="Основной_20_шрифт_20_абзаца"><text:span text:style-name="T2">β1-i20</text:span></text:span></text:p>
          </table:table-cell>
          <table:covered-table-cell/>
          <table:table-cell table:style-name="b1.B3" office:value-type="string">
            <text:p text:style-name="P25"><text:span text:style-name="Основной_20_шрифт_20_абзаца"><text:span text:style-name="T2">β1-i30</text:span></text:span></text:p>
          </table:table-cell>
          <table:table-cell table:style-name="b1.B3" table:number-columns-spanned="2" office:value-type="string">
            <text:p text:style-name="P25"><text:span text:style-name="Основной_20_шрифт_20_абзаца"><text:span text:style-name="T2">β1-i40</text:span></text:span></text:p>
          </table:table-cell>
          <table:covered-table-cell/>
          <table:table-cell table:style-name="b1.B3" office:value-type="string">
            <text:p text:style-name="P25"><text:span text:style-name="Основной_20_шрифт_20_абзаца"><text:span text:style-name="T2">β1-i50</text:span></text:span></text:p>
          </table:table-cell>
          <table:table-cell table:style-name="b1.B3" office:value-type="string">
            <text:p text:style-name="P27">β1-00</text:p>
          </table:table-cell>
          <table:table-cell table:style-name="b1.B3" office:value-type="string">
            <text:p text:style-name="P25"><text:span text:style-name="T2">β</text:span>1-10</text:p>
          </table:table-cell>
          <table:table-cell table:style-name="b1.B3" office:value-type="string">
            <text:p text:style-name="P25"><text:span text:style-name="T2">β</text:span>1-20</text:p>
          </table:table-cell>
          <table:table-cell table:style-name="b1.M3" table:number-rows-spanned="3" office:value-type="string">
            <text:p text:style-name="P19"><text:span text:style-name="Основной_20_шрифт_20_абзаца"><text:span text:style-name="T42">±</text:span></text:span><text:span text:style-name="Основной_20_шрифт_20_абзаца"><text:span text:style-name="T41">20</text:span></text:span></text:p>
          </table:table-cell>
        </table:table-row>
        <table:table-row>
          <table:table-cell table:style-name="b1.A3" office:value-type="string">
            <text:p text:style-name="P26">β1-9<text:span text:style-name="T4">1</text:span></text:p>
          </table:table-cell>
          <table:table-cell table:style-name="b1.B3" office:value-type="string">
            <text:p text:style-name="P26">β1-3<text:span text:style-name="T4">1</text:span></text:p>
          </table:table-cell>
          <table:table-cell table:style-name="b1.B3" table:number-columns-spanned="2" office:value-type="string">
            <text:p text:style-name="P25"><text:span text:style-name="T2">β</text:span>1-61</text:p>
          </table:table-cell>
          <table:covered-table-cell/>
          <table:table-cell table:style-name="b1.B3" table:number-columns-spanned="3" office:value-type="string">
            <text:p text:style-name="P25"><text:span text:style-name="T2">β</text:span>1-71</text:p>
          </table:table-cell>
          <table:covered-table-cell/>
          <table:covered-table-cell/>
          <table:table-cell table:style-name="b1.B3" table:number-columns-spanned="2" office:value-type="string">
            <text:p text:style-name="P25"><text:span text:style-name="T2">β</text:span>1-81</text:p>
          </table:table-cell>
          <table:covered-table-cell/>
          <table:table-cell table:style-name="b1.B3" office:value-type="string">
            <text:p text:style-name="P27">β1-01</text:p>
          </table:table-cell>
          <table:table-cell table:style-name="b1.B3" office:value-type="string">
            <text:p text:style-name="P25"><text:span text:style-name="T2">β</text:span>1-11</text:p>
          </table:table-cell>
          <table:table-cell table:style-name="b1.B3" office:value-type="string">
            <text:p text:style-name="P25"><text:span text:style-name="T2">β</text:span>1-21</text:p>
          </table:table-cell>
          <table:covered-table-cell/>
        </table:table-row>
        <table:table-row>
          <table:table-cell table:style-name="b1.A5" office:value-type="string">
            <text:p text:style-name="P26">β1-9<text:span text:style-name="T4">2</text:span></text:p>
          </table:table-cell>
          <table:table-cell table:style-name="b1.B5" office:value-type="string">
            <text:p text:style-name="P26">β1-3<text:span text:style-name="T4">2</text:span></text:p>
          </table:table-cell>
          <table:table-cell table:style-name="b1.B5" table:number-columns-spanned="2" office:value-type="string">
            <text:p text:style-name="P25"><text:span text:style-name="T2">β</text:span>1-62</text:p>
          </table:table-cell>
          <table:covered-table-cell/>
          <table:table-cell table:style-name="b1.B5" table:number-columns-spanned="3" office:value-type="string">
            <text:p text:style-name="P25"><text:span text:style-name="T2">β</text:span>1-72</text:p>
          </table:table-cell>
          <table:covered-table-cell/>
          <table:covered-table-cell/>
          <table:table-cell table:style-name="b1.B5" table:number-columns-spanned="2" office:value-type="string">
            <text:p text:style-name="P25"><text:span text:style-name="T2">β</text:span>1-82</text:p>
          </table:table-cell>
          <table:covered-table-cell/>
          <table:table-cell table:style-name="b1.B5" office:value-type="string">
            <text:p text:style-name="P27">β1-02</text:p>
          </table:table-cell>
          <table:table-cell table:style-name="b1.B5" office:value-type="string">
            <text:p text:style-name="P25"><text:span text:style-name="T2">β</text:span>1-12</text:p>
          </table:table-cell>
          <table:table-cell table:style-name="b1.B5" office:value-type="string">
            <text:p text:style-name="P25"><text:span text:style-name="T2">β</text:span>1-22</text:p>
          </table:table-cell>
          <table:covered-table-cell/>
        </table:table-row>
      </table:table>
      <text:p text:style-name="P36"/>
      <text:p text:style-name="P36"/>
      <text:p text:style-name="P35"><draw:frame draw:style-name="fr2" draw:name="16" text:anchor-type="as-char" svg:width="1.5165in" style:rel-width="scale" svg:height="0.4425in" style:rel-height="scale" draw:z-index="3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Основной_20_шрифт_20_абзаца"><text:span text:style-name="T48"><text:tab/></text:span></text:span><text:span text:style-name="Основной_20_шрифт_20_абзаца"><text:span text:style-name="T47"><text:tab/></text:span></text:span><draw:frame draw:style-name="fr1" draw:name="17" text:anchor-type="as-char" svg:y="-0.1902in" svg:width="1.4654in" style:rel-width="scale" svg:height="0.2508in" style:rel-height="scale" draw:z-index="4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5"/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Квитанция-счёт: № 48_______;</text:p>
      <text:p text:style-name="P22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22"><text:soft-page-break/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23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3T11:02:54.09</dc:date>
    <meta:editing-duration>P3DT10H36M9S</meta:editing-duration>
    <meta:editing-cycles>372</meta:editing-cycles>
    <meta:generator>OpenOffice/4.1.6$Win32 OpenOffice.org_project/416m1$Build-9790</meta:generator>
    <meta:document-statistic meta:table-count="2" meta:image-count="0" meta:object-count="17" meta:page-count="2" meta:paragraph-count="140" meta:word-count="307" meta:character-count="2050"/>
  </office:meta>
</office:document-meta>
</file>

<file path=Object 10/content.xml><?xml version="1.0" encoding="utf-8"?>
<math xmlns="http://www.w3.org/1998/Math/MathML">
  <semantics>
    <mrow>
      <msub>
        <mi>φ</mi>
        <mrow>
          <mi>i</mi>
        </mrow>
      </msub>
    </mrow>
    <annotation encoding="StarMath 5.0">φ_{i}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3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"." 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5/content.xml><?xml version="1.0" encoding="utf-8"?>
<math xmlns="http://www.w3.org/1998/Math/MathML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row>
              <mover accent="true">
                <mrow>
                  <mi>φ</mi>
                </mrow>
                <mo stretchy="false">̄</mo>
              </mover>
            </mrow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6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